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weight="bold" officeooo:rsid="000c817c" officeooo:paragraph-rsid="000c817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bold" officeooo:rsid="00358903" officeooo:paragraph-rsid="0035890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weight="bold" officeooo:rsid="00a821e8" officeooo:paragraph-rsid="00a821e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weight="bold" officeooo:rsid="003fa891" officeooo:paragraph-rsid="003fa89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weight="bold" officeooo:rsid="003fa891" officeooo:paragraph-rsid="009ded5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weight="bold" officeooo:rsid="00a59916" officeooo:paragraph-rsid="00a5991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weight="bold" officeooo:rsid="0042370b" officeooo:paragraph-rsid="004e1cb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weight="bold" officeooo:rsid="0042370b" officeooo:paragraph-rsid="009d3db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weight="bold" officeooo:rsid="0042370b" officeooo:paragraph-rsid="0042370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weight="normal" officeooo:rsid="0011203d" officeooo:paragraph-rsid="000d374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weight="normal" officeooo:rsid="0011203d" officeooo:paragraph-rsid="001251f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normal" officeooo:rsid="00358903" officeooo:paragraph-rsid="0035890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normal" officeooo:rsid="00358903" officeooo:paragraph-rsid="0078645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normal" officeooo:rsid="00635348" officeooo:paragraph-rsid="0063534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weight="normal" officeooo:rsid="0098f85d" officeooo:paragraph-rsid="0098f85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weight="normal" officeooo:rsid="005fd5f3" officeooo:paragraph-rsid="006e0c6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weight="normal" officeooo:rsid="006e9d10" officeooo:paragraph-rsid="006e9d1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weight="normal" officeooo:rsid="00723da0" officeooo:paragraph-rsid="00723da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weight="normal" officeooo:rsid="00723da0" officeooo:paragraph-rsid="007c47a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weight="normal" officeooo:rsid="0081a70c" officeooo:paragraph-rsid="0081a70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weight="normal" officeooo:rsid="008604ee" officeooo:paragraph-rsid="008604e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font-weight="normal" officeooo:rsid="008c187a" officeooo:paragraph-rsid="008c187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weight="normal" officeooo:rsid="008343f2" officeooo:paragraph-rsid="008343f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font-weight="normal" officeooo:rsid="008d4c29" officeooo:paragraph-rsid="008d4c29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font-weight="normal" officeooo:rsid="008d984e" officeooo:paragraph-rsid="008d984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font-weight="normal" officeooo:rsid="008f681f" officeooo:paragraph-rsid="008f681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font-weight="normal" officeooo:rsid="00a1a958" officeooo:paragraph-rsid="00a1a95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font-weight="normal" officeooo:rsid="0048e220" officeooo:paragraph-rsid="003fa89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weight="normal" officeooo:rsid="0042370b" officeooo:paragraph-rsid="009ded5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weight="normal" officeooo:rsid="0042370b" officeooo:paragraph-rsid="0042370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weight="normal" officeooo:rsid="004d08c2" officeooo:paragraph-rsid="004e1cb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" fo:font-weight="normal" officeooo:rsid="004d08c2" officeooo:paragraph-rsid="009d3db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font-weight="normal" officeooo:rsid="009e42c0" officeooo:paragraph-rsid="009e42c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" fo:font-weight="normal" officeooo:rsid="0018cbeb" officeooo:paragraph-rsid="00b78e0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weight="normal" officeooo:rsid="001c1da5" officeooo:paragraph-rsid="00b78e0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" fo:font-weight="normal" officeooo:rsid="001cc7f2" officeooo:paragraph-rsid="00b78e09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ans" fo:font-weight="normal" officeooo:rsid="010f83c2" officeooo:paragraph-rsid="010f83c2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" fo:font-weight="normal" officeooo:rsid="006e0c62" officeooo:paragraph-rsid="006e0c62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" fo:font-weight="normal" officeooo:rsid="004b8673" officeooo:paragraph-rsid="003fa89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jaVu Sans" fo:font-weight="normal" officeooo:rsid="0050ed4f" officeooo:paragraph-rsid="004e1cb5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font-weight="normal" officeooo:rsid="0050ed4f" officeooo:paragraph-rsid="009ded5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DejaVu Sans" fo:font-weight="normal" officeooo:rsid="01143005" officeooo:paragraph-rsid="0114300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DejaVu Sans" fo:font-weight="normal" officeooo:rsid="01143005" officeooo:paragraph-rsid="0119020b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DejaVu Sans" fo:font-weight="normal" officeooo:rsid="01115cff" officeooo:paragraph-rsid="01115cff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DejaVu Sans" fo:font-weight="normal" officeooo:rsid="01115cff" officeooo:paragraph-rsid="01153900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" fo:font-weight="normal" officeooo:rsid="01153900" officeooo:paragraph-rsid="01153900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DejaVu Sans" fo:font-weight="normal" officeooo:rsid="011adebc" officeooo:paragraph-rsid="011adebc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DejaVu Sans" fo:font-weight="normal" officeooo:rsid="011adebc" officeooo:paragraph-rsid="011e59ba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" fo:font-weight="normal" officeooo:rsid="011fd543" officeooo:paragraph-rsid="011fd543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DejaVu Sans" fo:font-weight="normal" officeooo:rsid="012177cb" officeooo:paragraph-rsid="012177cb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ans" fo:font-weight="normal" officeooo:rsid="012177cb" officeooo:paragraph-rsid="0136f8d1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DejaVu Sans" fo:font-weight="normal" officeooo:rsid="011711eb" officeooo:paragraph-rsid="011711eb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DejaVu Sans" fo:font-weight="normal" officeooo:rsid="012d2848" officeooo:paragraph-rsid="012d2848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DejaVu Sans" fo:font-weight="normal" officeooo:rsid="0130497d" officeooo:paragraph-rsid="0130497d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DejaVu Sans" fo:font-weight="normal" officeooo:rsid="0131285f" officeooo:paragraph-rsid="0131285f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DejaVu Sans" fo:font-size="14pt" fo:font-weight="bold" officeooo:rsid="00358903" officeooo:paragraph-rsid="00358903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DejaVu Sans" fo:font-size="14pt" fo:font-weight="bold" officeooo:rsid="003eb0e7" officeooo:paragraph-rsid="003eb0e7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DejaVu Sans" fo:font-size="14pt" fo:font-weight="bold" officeooo:rsid="003fa891" officeooo:paragraph-rsid="003fa891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DejaVu Sans" fo:font-size="14pt" fo:font-weight="normal" officeooo:rsid="00d755c2" officeooo:paragraph-rsid="00d755c2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DejaVu Sans" fo:font-size="14pt" fo:font-weight="normal" officeooo:rsid="00d755c2" officeooo:paragraph-rsid="01055886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DejaVu Sans" fo:font-size="14pt" fo:font-weight="normal" officeooo:rsid="00d9064e" officeooo:paragraph-rsid="00d9064e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DejaVu Sans" fo:font-size="14pt" fo:font-weight="normal" officeooo:rsid="00d9064e" officeooo:paragraph-rsid="01055886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DejaVu Sans" fo:font-size="14pt" fo:font-weight="normal" officeooo:rsid="00dbf314" officeooo:paragraph-rsid="00dbf314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DejaVu Sans" fo:font-size="14pt" fo:font-weight="normal" officeooo:rsid="00e599ce" officeooo:paragraph-rsid="00e599ce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DejaVu Sans" fo:font-size="14pt" fo:font-weight="normal" officeooo:rsid="00e599ce" officeooo:paragraph-rsid="01055886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c4d8ca" officeooo:paragraph-rsid="00c4d8ca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c5df4f" officeooo:paragraph-rsid="00c5df4f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c5df4f" officeooo:paragraph-rsid="00c7637a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ca0ba9" officeooo:paragraph-rsid="00ca0ba9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cb2872" officeooo:paragraph-rsid="00cb2872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cc0477" officeooo:paragraph-rsid="00cc0477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d755c2" officeooo:paragraph-rsid="00d755c2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e3e14a" officeooo:paragraph-rsid="00d9064e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DejaVu Sans" fo:font-size="14pt" style:text-underline-style="solid" style:text-underline-width="auto" style:text-underline-color="font-color" fo:font-weight="bold" officeooo:rsid="00c4d8ca" officeooo:paragraph-rsid="00c4d8ca" style:font-size-asian="12.25pt" style:font-weight-asian="bold" style:font-size-complex="14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DejaVu Sans" fo:font-size="14pt" style:text-underline-style="solid" style:text-underline-width="auto" style:text-underline-color="font-color" fo:font-weight="bold" officeooo:rsid="0102420f" officeooo:paragraph-rsid="0102420f" style:font-size-asian="12.25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DejaVu Sans" fo:font-size="14pt" style:text-underline-style="solid" style:text-underline-width="auto" style:text-underline-color="font-color" fo:font-weight="normal" officeooo:rsid="00c4d8ca" officeooo:paragraph-rsid="00c4d8ca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DejaVu Sans" fo:font-size="16pt" fo:font-weight="bold" officeooo:rsid="000c817c" officeooo:paragraph-rsid="000c817c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DejaVu Sans" fo:font-size="16pt" style:text-underline-style="none" fo:font-weight="normal" officeooo:rsid="00f2c0df" officeooo:paragraph-rsid="00f2c0df" style:font-size-asian="16pt" style:font-weight-asian="normal" style:font-size-complex="16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DejaVu Sans" fo:font-size="16pt" style:text-underline-style="none" fo:font-weight="normal" officeooo:rsid="00f2c0df" officeooo:paragraph-rsid="00fa8c1d" style:font-size-asian="16pt" style:font-weight-asian="normal" style:font-size-complex="16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DejaVu Sans" fo:font-size="16pt" style:text-underline-style="none" fo:font-weight="normal" officeooo:rsid="00f2c0df" officeooo:paragraph-rsid="01055886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normal" officeooo:rsid="001251fa" officeooo:paragraph-rsid="0042370b" style:font-size-asian="16pt" style:font-weight-asian="normal" style:font-size-complex="16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bold" officeooo:rsid="00c3de4f" officeooo:paragraph-rsid="00c3de4f" style:font-size-asian="16pt" style:font-weight-asian="bold" style:font-size-complex="16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DejaVu Sans" fo:font-size="16pt" style:text-underline-style="solid" style:text-underline-width="auto" style:text-underline-color="font-color" fo:font-weight="bold" officeooo:rsid="00c3de4f" officeooo:paragraph-rsid="00c3de4f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DejaVu Sans" style:text-underline-style="solid" style:text-underline-width="auto" style:text-underline-color="font-color" fo:font-weight="normal" officeooo:rsid="001251fa" officeooo:paragraph-rsid="0042370b" style:font-weight-asian="normal" style:font-weight-complex="normal"/>
    </style:style>
    <style:style style:name="P85" style:family="paragraph" style:parent-style-name="Standard">
      <style:paragraph-properties fo:text-align="start" style:justify-single-word="false"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style:font-name="DejaVu Sans" fo:font-weight="bold" officeooo:rsid="009828ca" officeooo:paragraph-rsid="003fa891" style:font-weight-asian="bold" style:font-weight-complex="bold"/>
    </style:style>
    <style:style style:name="P86" style:family="paragraph" style:parent-style-name="Standard">
      <style:paragraph-properties fo:text-align="start" style:justify-single-word="false"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style:font-name="DejaVu Sans" fo:font-weight="normal" officeooo:rsid="009e42c0" officeooo:paragraph-rsid="0042370b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DejaVu Sans" fo:font-weight="normal" officeooo:rsid="012ec9a2" officeooo:paragraph-rsid="013c2333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DejaVu Sans" fo:font-weight="normal" officeooo:rsid="010f83c2" officeooo:paragraph-rsid="010f83c2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DejaVu Sans" fo:font-size="16pt" style:text-underline-style="none" fo:font-weight="normal" officeooo:rsid="00f2c0df" officeooo:paragraph-rsid="01055886" style:font-size-asian="16pt" style:font-weight-asian="normal" style:font-size-complex="16pt" style:font-weight-complex="normal"/>
    </style:style>
    <style:style style:name="P90" style:family="paragraph" style:parent-style-name="Standard">
      <style:paragraph-properties fo:text-align="center" style:justify-single-word="false"/>
      <style:text-properties style:font-name="DejaVu Sans" fo:font-size="14pt" style:text-underline-style="solid" style:text-underline-width="auto" style:text-underline-color="font-color" fo:font-weight="bold" officeooo:rsid="013c2333" officeooo:paragraph-rsid="013c2333" style:font-size-asian="12.25pt" style:font-weight-asian="bold" style:font-size-complex="14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DejaVu Sans" fo:font-size="14pt" style:text-underline-style="solid" style:text-underline-width="auto" style:text-underline-color="font-color" fo:font-weight="bold" officeooo:rsid="013df5f8" officeooo:paragraph-rsid="013df5f8" style:font-size-asian="12.25pt" style:font-weight-asian="bold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DejaVu Sans" fo:font-size="14pt" style:text-underline-style="solid" style:text-underline-width="auto" style:text-underline-color="font-color" fo:font-weight="bold" officeooo:rsid="0140e814" officeooo:paragraph-rsid="0140e814" style:font-size-asian="12.25pt" style:font-weight-asian="bold" style:font-size-complex="14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DejaVu Sans" fo:font-size="14pt" style:text-underline-style="solid" style:text-underline-width="auto" style:text-underline-color="font-color" fo:font-weight="normal" officeooo:rsid="013df5f8" officeooo:paragraph-rsid="013df5f8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DejaVu Sans" fo:font-size="14pt" style:text-underline-style="solid" style:text-underline-width="auto" style:text-underline-color="font-color" fo:font-weight="normal" officeooo:rsid="0140e814" officeooo:paragraph-rsid="0140e814" style:font-size-asian="12.25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13df5f8" officeooo:paragraph-rsid="013df5f8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148cdcd" officeooo:paragraph-rsid="0148cdcd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bold" officeooo:rsid="0140e814" officeooo:paragraph-rsid="0140e814" style:font-size-asian="12.25pt" style:font-weight-asian="bold" style:font-size-complex="14pt" style:font-weight-complex="bold"/>
    </style:style>
    <style:style style:name="P9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DejaVu Sans" fo:font-size="14pt" style:text-underline-style="none" fo:font-weight="normal" officeooo:rsid="013df5f8" officeooo:paragraph-rsid="014e48e6" style:font-size-asian="12.25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style:font-name="DejaVu Sans" fo:font-size="14pt" style:text-underline-style="none" fo:font-weight="normal" officeooo:rsid="013df5f8" officeooo:paragraph-rsid="013df5f8" style:font-size-asian="12.25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style:font-name="DejaVu Sans" fo:font-size="14pt" style:text-underline-style="solid" style:text-underline-width="auto" style:text-underline-color="font-color" fo:font-weight="bold" officeooo:rsid="0156470d" officeooo:paragraph-rsid="0156470d" style:font-size-asian="12.25pt" style:font-weight-asian="bold" style:font-size-complex="14pt" style:font-weight-complex="bold"/>
    </style:style>
    <style:style style:name="T1" style:family="text">
      <style:text-properties officeooo:rsid="00152e5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6ef7f" style:font-weight-asian="normal" style:font-weight-complex="normal"/>
    </style:style>
    <style:style style:name="T4" style:family="text">
      <style:text-properties fo:font-weight="normal" officeooo:rsid="0038b7d8" style:font-weight-asian="normal" style:font-weight-complex="normal"/>
    </style:style>
    <style:style style:name="T5" style:family="text">
      <style:text-properties fo:font-weight="normal" officeooo:rsid="0042370b" style:font-weight-asian="normal" style:font-weight-complex="normal"/>
    </style:style>
    <style:style style:name="T6" style:family="text">
      <style:text-properties fo:font-weight="normal" officeooo:rsid="0043325d" style:font-weight-asian="normal" style:font-weight-complex="normal"/>
    </style:style>
    <style:style style:name="T7" style:family="text">
      <style:text-properties fo:font-weight="normal" officeooo:rsid="0044ce84" style:font-weight-asian="normal" style:font-weight-complex="normal"/>
    </style:style>
    <style:style style:name="T8" style:family="text">
      <style:text-properties fo:font-weight="normal" officeooo:rsid="00468973" style:font-weight-asian="normal" style:font-weight-complex="normal"/>
    </style:style>
    <style:style style:name="T9" style:family="text">
      <style:text-properties fo:font-weight="normal" officeooo:rsid="00477545" style:font-weight-asian="normal" style:font-weight-complex="normal"/>
    </style:style>
    <style:style style:name="T10" style:family="text">
      <style:text-properties fo:font-weight="normal" officeooo:rsid="0048e220" style:font-weight-asian="normal" style:font-weight-complex="normal"/>
    </style:style>
    <style:style style:name="T11" style:family="text">
      <style:text-properties fo:font-weight="normal" officeooo:rsid="004a3797" style:font-weight-asian="normal" style:font-weight-complex="normal"/>
    </style:style>
    <style:style style:name="T12" style:family="text">
      <style:text-properties fo:font-weight="normal" officeooo:rsid="004b8673" style:font-weight-asian="normal" style:font-weight-complex="normal"/>
    </style:style>
    <style:style style:name="T13" style:family="text">
      <style:text-properties fo:font-weight="normal" officeooo:rsid="004ce230" style:font-weight-asian="normal" style:font-weight-complex="normal"/>
    </style:style>
    <style:style style:name="T14" style:family="text">
      <style:text-properties fo:font-weight="normal" officeooo:rsid="004d08c2" style:font-weight-asian="normal" style:font-weight-complex="normal"/>
    </style:style>
    <style:style style:name="T15" style:family="text">
      <style:text-properties fo:font-weight="normal" officeooo:rsid="004f19bd" style:font-weight-asian="normal" style:font-weight-complex="normal"/>
    </style:style>
    <style:style style:name="T16" style:family="text">
      <style:text-properties fo:font-weight="normal" officeooo:rsid="0050ed4f" style:font-weight-asian="normal" style:font-weight-complex="normal"/>
    </style:style>
    <style:style style:name="T17" style:family="text">
      <style:text-properties fo:font-weight="normal" officeooo:rsid="00517a5b" style:font-weight-asian="normal" style:font-weight-complex="normal"/>
    </style:style>
    <style:style style:name="T18" style:family="text">
      <style:text-properties fo:font-weight="normal" officeooo:rsid="0052f0b3" style:font-weight-asian="normal" style:font-weight-complex="normal"/>
    </style:style>
    <style:style style:name="T19" style:family="text">
      <style:text-properties fo:font-weight="normal" officeooo:rsid="005e1a55" style:font-weight-asian="normal" style:font-weight-complex="normal"/>
    </style:style>
    <style:style style:name="T20" style:family="text">
      <style:text-properties fo:font-weight="normal" officeooo:rsid="006684e8" style:font-weight-asian="normal" style:font-weight-complex="normal"/>
    </style:style>
    <style:style style:name="T21" style:family="text">
      <style:text-properties fo:font-weight="normal" officeooo:rsid="0096e0db" style:font-weight-asian="normal" style:font-weight-complex="normal"/>
    </style:style>
    <style:style style:name="T22" style:family="text">
      <style:text-properties fo:font-weight="normal" officeooo:rsid="00af43a3" style:font-weight-asian="normal" style:font-weight-complex="normal"/>
    </style:style>
    <style:style style:name="T23" style:family="text">
      <style:text-properties fo:font-weight="normal" officeooo:rsid="0148cdcd" style:font-weight-asian="normal" style:font-weight-complex="normal"/>
    </style:style>
    <style:style style:name="T24" style:family="text">
      <style:text-properties fo:font-weight="normal" officeooo:rsid="014f2682" style:font-weight-asian="normal" style:font-weight-complex="normal"/>
    </style:style>
    <style:style style:name="T25" style:family="text">
      <style:text-properties officeooo:rsid="001a476b"/>
    </style:style>
    <style:style style:name="T26" style:family="text">
      <style:text-properties officeooo:rsid="001cc7f2"/>
    </style:style>
    <style:style style:name="T27" style:family="text">
      <style:text-properties officeooo:rsid="0022a51c"/>
    </style:style>
    <style:style style:name="T28" style:family="text">
      <style:text-properties officeooo:rsid="004cee8c"/>
    </style:style>
    <style:style style:name="T29" style:family="text">
      <style:text-properties officeooo:rsid="0062ee3e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62ee3e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62ee3e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officeooo:rsid="00732946"/>
    </style:style>
    <style:style style:name="T35" style:family="text">
      <style:text-properties style:text-underline-style="solid" style:text-underline-width="auto" style:text-underline-color="font-color" officeooo:rsid="0077faae"/>
    </style:style>
    <style:style style:name="T36" style:family="text">
      <style:text-properties style:text-underline-style="solid" style:text-underline-width="auto" style:text-underline-color="font-color" officeooo:rsid="0075581f"/>
    </style:style>
    <style:style style:name="T37" style:family="text">
      <style:text-properties style:text-underline-style="solid" style:text-underline-width="auto" style:text-underline-color="font-color" officeooo:rsid="013ac8cf"/>
    </style:style>
    <style:style style:name="T38" style:family="text">
      <style:text-properties style:text-underline-style="solid" style:text-underline-width="auto" style:text-underline-color="font-color" officeooo:rsid="0140e814"/>
    </style:style>
    <style:style style:name="T39" style:family="text">
      <style:text-properties fo:font-weight="bold" officeooo:rsid="004cee8c" style:font-weight-asian="bold" style:font-weight-complex="bold"/>
    </style:style>
    <style:style style:name="T40" style:family="text">
      <style:text-properties fo:font-weight="bold" officeooo:rsid="00fdfd9d" style:font-weight-asian="bold" style:font-weight-complex="bold"/>
    </style:style>
    <style:style style:name="T41" style:family="text">
      <style:text-properties officeooo:rsid="006b5a12"/>
    </style:style>
    <style:style style:name="T42" style:family="text">
      <style:text-properties officeooo:rsid="00709278"/>
    </style:style>
    <style:style style:name="T43" style:family="text">
      <style:text-properties officeooo:rsid="00732946"/>
    </style:style>
    <style:style style:name="T44" style:family="text">
      <style:text-properties officeooo:rsid="0075581f"/>
    </style:style>
    <style:style style:name="T45" style:family="text">
      <style:text-properties officeooo:rsid="0077faae"/>
    </style:style>
    <style:style style:name="T46" style:family="text">
      <style:text-properties officeooo:rsid="0086b983"/>
    </style:style>
    <style:style style:name="T47" style:family="text">
      <style:text-properties officeooo:rsid="008a1476"/>
    </style:style>
    <style:style style:name="T48" style:family="text">
      <style:text-properties officeooo:rsid="008c187a"/>
    </style:style>
    <style:style style:name="T49" style:family="text">
      <style:text-properties officeooo:rsid="008eb810"/>
    </style:style>
    <style:style style:name="T50" style:family="text">
      <style:text-properties officeooo:rsid="008f681f"/>
    </style:style>
    <style:style style:name="T51" style:family="text">
      <style:text-properties officeooo:rsid="00925524"/>
    </style:style>
    <style:style style:name="T52" style:family="text">
      <style:text-properties officeooo:rsid="0096e0db"/>
    </style:style>
    <style:style style:name="T53" style:family="text">
      <style:text-properties officeooo:rsid="009abb26"/>
    </style:style>
    <style:style style:name="T54" style:family="text">
      <style:text-properties officeooo:rsid="00aa7e9d"/>
    </style:style>
    <style:style style:name="T55" style:family="text">
      <style:text-properties officeooo:rsid="00aed611"/>
    </style:style>
    <style:style style:name="T56" style:family="text">
      <style:text-properties officeooo:rsid="00bb7379"/>
    </style:style>
    <style:style style:name="T57" style:family="text">
      <style:text-properties officeooo:rsid="00c7637a"/>
    </style:style>
    <style:style style:name="T58" style:family="text">
      <style:text-properties officeooo:rsid="00c90628"/>
    </style:style>
    <style:style style:name="T59" style:family="text">
      <style:text-properties officeooo:rsid="00ca0ba9"/>
    </style:style>
    <style:style style:name="T60" style:family="text">
      <style:text-properties officeooo:rsid="00ca5593"/>
    </style:style>
    <style:style style:name="T61" style:family="text">
      <style:text-properties officeooo:rsid="00cccb79"/>
    </style:style>
    <style:style style:name="T62" style:family="text">
      <style:text-properties officeooo:rsid="00d52229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officeooo:rsid="00da7415"/>
    </style:style>
    <style:style style:name="T65" style:family="text">
      <style:text-properties style:text-underline-style="none" officeooo:rsid="00dc3fac"/>
    </style:style>
    <style:style style:name="T66" style:family="text">
      <style:text-properties style:text-underline-style="none" officeooo:rsid="00de2513"/>
    </style:style>
    <style:style style:name="T67" style:family="text">
      <style:text-properties style:text-underline-style="none" officeooo:rsid="00dff11f"/>
    </style:style>
    <style:style style:name="T68" style:family="text">
      <style:text-properties style:text-underline-style="none" officeooo:rsid="00e1e26b"/>
    </style:style>
    <style:style style:name="T69" style:family="text">
      <style:text-properties style:text-underline-style="none" officeooo:rsid="00e3e14a"/>
    </style:style>
    <style:style style:name="T70" style:family="text">
      <style:text-properties style:text-underline-style="none" officeooo:rsid="00e5748b"/>
    </style:style>
    <style:style style:name="T71" style:family="text">
      <style:text-properties style:text-underline-style="none" officeooo:rsid="00e75050"/>
    </style:style>
    <style:style style:name="T72" style:family="text">
      <style:text-properties style:text-underline-style="none" officeooo:rsid="01055886"/>
    </style:style>
    <style:style style:name="T73" style:family="text">
      <style:text-properties style:text-underline-style="none" officeooo:rsid="0106e385"/>
    </style:style>
    <style:style style:name="T74" style:family="text">
      <style:text-properties style:text-underline-style="none" officeooo:rsid="0140e814"/>
    </style:style>
    <style:style style:name="T75" style:family="text">
      <style:text-properties officeooo:rsid="00e5748b"/>
    </style:style>
    <style:style style:name="T76" style:family="text">
      <style:text-properties officeooo:rsid="00f1fee6"/>
    </style:style>
    <style:style style:name="T77" style:family="text">
      <style:text-properties officeooo:rsid="00f4a20c"/>
    </style:style>
    <style:style style:name="T78" style:family="text">
      <style:text-properties officeooo:rsid="00f691ce"/>
    </style:style>
    <style:style style:name="T79" style:family="text">
      <style:text-properties officeooo:rsid="00fdfd9d"/>
    </style:style>
    <style:style style:name="T80" style:family="text">
      <style:text-properties officeooo:rsid="010f83c2"/>
    </style:style>
    <style:style style:name="T81" style:family="text">
      <style:text-properties officeooo:rsid="01130007"/>
    </style:style>
    <style:style style:name="T82" style:family="text">
      <style:text-properties officeooo:rsid="01153900"/>
    </style:style>
    <style:style style:name="T83" style:family="text">
      <style:text-properties officeooo:rsid="0119020b"/>
    </style:style>
    <style:style style:name="T84" style:family="text">
      <style:text-properties officeooo:rsid="01214b94"/>
    </style:style>
    <style:style style:name="T85" style:family="text">
      <style:text-properties officeooo:rsid="01237154"/>
    </style:style>
    <style:style style:name="T86" style:family="text">
      <style:text-properties officeooo:rsid="0123dc21"/>
    </style:style>
    <style:style style:name="T87" style:family="text">
      <style:text-properties officeooo:rsid="0128d976"/>
    </style:style>
    <style:style style:name="T88" style:family="text">
      <style:text-properties officeooo:rsid="0131fd43"/>
    </style:style>
    <style:style style:name="T89" style:family="text">
      <style:text-properties officeooo:rsid="0136f8d1"/>
    </style:style>
    <style:style style:name="T90" style:family="text">
      <style:text-properties officeooo:rsid="0138c91f"/>
    </style:style>
    <style:style style:name="T91" style:family="text">
      <style:text-properties officeooo:rsid="013ac8cf"/>
    </style:style>
    <style:style style:name="T92" style:family="text">
      <style:text-properties officeooo:rsid="0140e814"/>
    </style:style>
    <style:style style:name="T93" style:family="text">
      <style:text-properties officeooo:rsid="01413fe7"/>
    </style:style>
    <style:style style:name="T94" style:family="text">
      <style:text-properties officeooo:rsid="0149a9a0"/>
    </style:style>
    <style:style style:name="T95" style:family="text">
      <style:text-properties officeooo:rsid="014b10a5"/>
    </style:style>
    <style:style style:name="T96" style:family="text">
      <style:text-properties fo:color="#72bf44" officeooo:rsid="014b10a5"/>
    </style:style>
    <style:style style:name="T97" style:family="text">
      <style:text-properties fo:color="#72bf44" officeooo:rsid="0149a9a0"/>
    </style:style>
    <style:style style:name="T98" style:family="text">
      <style:text-properties fo:color="#72bf44" fo:font-weight="normal" officeooo:rsid="0149a9a0" style:font-weight-asian="normal" style:font-weight-complex="normal"/>
    </style:style>
    <style:style style:name="T99" style:family="text">
      <style:text-properties fo:color="#72bf44" officeooo:rsid="014e48e6"/>
    </style:style>
    <style:style style:name="T100" style:family="text">
      <style:text-properties fo:color="#72bf44" officeooo:rsid="014f2682"/>
    </style:style>
    <style:style style:name="T101" style:family="text">
      <style:text-properties fo:color="#72bf44" officeooo:rsid="014f2796"/>
    </style:style>
    <style:style style:name="T102" style:family="text">
      <style:text-properties fo:color="#72bf44" officeooo:rsid="01529857"/>
    </style:style>
    <style:style style:name="T103" style:family="text">
      <style:text-properties fo:color="#72bf44" officeooo:rsid="014f2a0c"/>
    </style:style>
    <style:style style:name="T104" style:family="text">
      <style:text-properties officeooo:rsid="014e48e6"/>
    </style:style>
    <style:style style:name="T105" style:family="text">
      <style:text-properties fo:color="#000000" officeooo:rsid="014e48e6"/>
    </style:style>
    <style:style style:name="T106" style:family="text">
      <style:text-properties fo:color="#000000" officeooo:rsid="014f2682"/>
    </style:style>
    <style:style style:name="T107" style:family="text">
      <style:text-properties officeooo:rsid="014f2796"/>
    </style:style>
    <style:style style:name="T108" style:family="text">
      <style:text-properties officeooo:rsid="014f2a0c"/>
    </style:style>
    <style:style style:name="T109" style:family="text">
      <style:text-properties officeooo:rsid="015298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bookmark-start text:name="__DdeLink__1151_2728722634"/><text:bookmark-start text:name="__DdeLink__1070_750031051"/><text:bookmark-start text:name="__DdeLink__1065_750031051"/><text:bookmark-start text:name="__DdeLink__1489_292593159"/><text:bookmark-start text:name="__DdeLink__1353_2412413191"/><text:bookmark-start text:name="__DdeLink__1158_2728722634"/>Redux Manager Library</text:p>
      <text:p text:style-name="P1"/>
      <text:p text:style-name="P10"/>
      <text:p text:style-name="P11"/>
      <text:p text:style-name="P11"/>
      <text:p text:style-name="P56">Concept</text:p>
      <text:p text:style-name="P56"/>
      <text:p text:style-name="P12">Autogenerate boilerplate objects and functions <text:span text:style-name="T30">in run-time</text:span> to manage <text:span text:style-name="T32">database models</text:span>. </text:p>
      <text:p text:style-name="P12">Expose a <text:span text:style-name="T32">standardized API</text:span> for working with these models – selectors, actions.</text:p>
      <text:p text:style-name="P2"><text:span text:style-name="T2">Implement a way for </text:span><text:span text:style-name="T3">overriding or adding additional features </text:span><text:span text:style-name="T4">while </text:span><text:span text:style-name="T3">adhering to the same standard. </text:span></text:p>
      <text:p text:style-name="P3"><text:span text:style-name="T54">Optimize</text:span> for<text:span text:style-name="T2"> <text:s/></text:span>bootstrapping<text:span text:style-name="T2"> </text:span><text:span text:style-name="T55">green projects</text:span><text:span text:style-name="T2"> over</text:span> <text:span text:style-name="T2">extending existing</text:span> <text:span text:style-name="T22">ones</text:span><text:span text:style-name="T2">.</text:span></text:p>
      <text:p text:style-name="P11"/>
      <text:p text:style-name="P11"/>
      <text:p text:style-name="P56">Goals</text:p>
      <text:p text:style-name="P56"/>
      <text:p text:style-name="P12">1. Keep it as <text:span text:style-name="T32">simple</text:span> as possible. <text:span text:style-name="T28">Start with the </text:span><text:span text:style-name="T39">smallest defaults</text:span><text:span text:style-name="T28"> and provide ways for extending with more complex set-ups.</text:span></text:p>
      <text:p text:style-name="P14">2. <text:span text:style-name="T29">Design the system to be </text:span><text:span text:style-name="T31">very </text:span><text:span text:style-name="T33">lean</text:span><text:span text:style-name="T29">, without any coupling with the data inside it, to allow seamless </text:span><text:span text:style-name="T33">interoperability</text:span><text:span text:style-name="T31"> with any other system</text:span><text:span text:style-name="T29">.</text:span></text:p>
      <text:p text:style-name="P15">2.1 Don’t depend on libraries. Use an interface <text:span text:style-name="T53">(for ramda/underscore/lodash for example).</text:span></text:p>
      <text:p text:style-name="P12"/>
      <text:p text:style-name="P57">Standard<text:span text:style-name="T41">s</text:span></text:p>
      <text:p text:style-name="P57"/>
      <text:p text:style-name="P38">1. Normalization of data</text:p>
      <text:p text:style-name="P16">Without normalization of the data, the selectors need to be custom made, the reducers too – for each model, as we will not know the structure of the data beforehand.</text:p>
      <text:p text:style-name="P16"/>
      <text:p text:style-name="P17">2. Rest Calls</text:p>
      <text:p text:style-name="P17">- Rest Api calls are executed inside <text:span text:style-name="T30">functions</text:span>, and arranged <text:span text:style-name="T30">in a module</text:span>, that the system can work with. There is going to be an interface and test suit to ensure that interface.</text:p>
      <text:p text:style-name="P17">- The functions must <text:span text:style-name="T30">return promises</text:span>, as promises can be used inside observables <text:span text:style-name="T42">and sagas – and are the simplest to work with. </text:span></text:p>
      <text:p text:style-name="P18">- A<text:span text:style-name="T43">ll </text:span><text:span text:style-name="T34">resolved data</text:span><text:span text:style-name="T43"> returned by the rest api function must be in </text:span><text:span text:style-name="T34">normalized</text:span><text:span text:style-name="T43"> form, for the system to be able to work with it.</text:span></text:p>
      <text:p text:style-name="P19">- <text:span text:style-name="T44">Error messages occurring in rest calls must come from </text:span><text:span text:style-name="T36">in </text:span><text:span text:style-name="T35">rejected promises only</text:span><text:span text:style-name="T45">. If the need be, an adapter is implemented.</text:span></text:p>
      <text:p text:style-name="P19">- <text:span text:style-name="T80">rest api function arguments are as follows:</text:span></text:p>
      <text:p text:style-name="P37"><text:tab/>= create(data: [Object]){} </text:p>
      <text:p text:style-name="P37"><text:tab/>= read(); read([id: any]){}</text:p>
      <text:p text:style-name="P37"><text:tab/>= update([id: any], data: Object)</text:p>
      <text:p text:style-name="P37"/>
      <text:p text:style-name="P19"/>
      <text:p text:style-name="P20"><text:soft-page-break/>3. Naming</text:p>
      <text:p text:style-name="P21"><text:span text:style-name="T47">a. </text:span>Models – any string (“ModelName”)</text:p>
      <text:p text:style-name="P22">b. Action Types – ModelName/SOME_ACTION__STATE</text:p>
      <text:p text:style-name="P22">= states – SUCCESS, FAILURE</text:p>
      <text:p text:style-name="P23"><text:bookmark-start text:name="__DdeLink__1144_2728722634"/><text:span text:style-name="T48">c. A</text:span>ction <text:span text:style-name="T46">C</text:span>reators – <text:span text:style-name="T47">ModelName.(verb + State) : MyModel.(create | createSuccess)()</text:span></text:p>
      <text:p text:style-name="P21">= verbs – create, read, update, delete</text:p>
      <text:p text:style-name="P24">= states – Success, Failure</text:p>
      <text:p text:style-name="P25">d. State <text:span text:style-name="T50">name </text:span>– <text:span text:style-name="T49">model name</text:span></text:p>
      <text:p text:style-name="P25">e. Selector<text:span text:style-name="T50">s – all selectors begin with “get”</text:span></text:p>
      <text:p text:style-name="P26">= verbs – get <text:span text:style-name="T51">(optional getOne)</text:span>, <text:span text:style-name="T51">getIds, getCount</text:span></text:p>
      <text:p text:style-name="P26"><text:bookmark-end text:name="__DdeLink__1144_2728722634"/></text:p>
      <text:p text:style-name="P27">4. Actions – <text:span text:style-name="T56">actions follow the flux standard (type, error and payload), and an additional meta information section, which is optional. </text:span></text:p>
      <text:p text:style-name="P27"/>
      <text:p text:style-name="P34"><text:bookmark-start text:name="__DdeLink__1146_2728722634"/>{</text:p>
      <text:p text:style-name="P34"><text:tab/>type: <text:span text:style-name="T1">ModuleName/SOME_ACTION (+ STATE),</text:span></text:p>
      <text:p text:style-name="P34"><text:tab/><text:span text:style-name="T25">error: null | Object,</text:span></text:p>
      <text:p text:style-name="P34"><text:tab/><text:span text:style-name="T25">payload? : any,</text:span></text:p>
      <text:p text:style-name="P34"><text:tab/><text:span text:style-name="T26">meta: {</text:span></text:p>
      <text:p text:style-name="P35"><text:tab/><text:tab/>@@autogenerated: boolean,</text:p>
      <text:p text:style-name="P34"><text:tab/><text:tab/><text:span text:style-name="T26">module: some string,</text:span></text:p>
      <text:p text:style-name="P34"><text:tab/><text:tab/><text:span text:style-name="T27">action: SOME_ACTION,</text:span></text:p>
      <text:p text:style-name="P34"><text:tab/><text:tab/><text:span text:style-name="T27">state: SUCCESS/ERROR</text:span></text:p>
      <text:p text:style-name="P36"><text:tab/>}</text:p>
      <text:p text:style-name="P34"><text:tab/></text:p>
      <text:p text:style-name="P34">}<text:bookmark-end text:name="__DdeLink__1146_2728722634"/></text:p>
      <text:p text:style-name="P34"/>
      <text:p text:style-name="P44">5. Error handling</text:p>
      <text:p text:style-name="P44"/>
      <text:p text:style-name="P51"><text:span text:style-name="T85">a.</text:span> Errors occuring during model initialization are thrown without any handling <text:span text:style-name="T89">as a <text:s/>ModuleInitializationTypeError error</text:span></text:p>
      <text:p text:style-name="P50"><text:span text:style-name="T85">b.</text:span> Runtime errors are handled</text:p>
      <text:p text:style-name="P55">c. Custom Error Types: <text:bookmark-start text:name="__DdeLink__1344_2412413191"/>ModuleInitializationTypeError<text:bookmark-end text:name="__DdeLink__1344_2412413191"/>, <text:bookmark-start text:name="__DdeLink__1346_2412413191"/>UnexpectedRuntimeError<text:bookmark-end text:name="__DdeLink__1346_2412413191"/> – <text:span text:style-name="T88">to be handled globally</text:span></text:p>
      <text:p text:style-name="P44"/>
      <text:p text:style-name="P45">- <text:span text:style-name="T82">Rest Api</text:span></text:p>
      <text:p text:style-name="P43">= Runtime <text:span text:style-name="T86">(including Type)</text:span> Errors – <text:span text:style-name="T83">returned <text:s/>promise rejects</text:span></text:p>
      <text:p text:style-name="P87">= unexpected run-time errors – emitted with a global error event <text:span text:style-name="T91">(</text:span><text:span text:style-name="T37">details are unclear</text:span><text:span text:style-name="T91">) </text:span></text:p>
      <text:p text:style-name="P46"><text:span text:style-name="T91">= </text:span>format: <text:span text:style-name="T90">return the error directly.</text:span></text:p>
      <text:p text:style-name="P44">- <text:span text:style-name="T81">Action Creators (Thunks)</text:span></text:p>
      <text:p text:style-name="P47">= Type Errors For Arguments Required For Module Initialization - throws</text:p>
      <text:p text:style-name="P52">= Rejected Rest Api Promises – caught and dispatched by the thunk</text:p>
      <text:p text:style-name="P53">= Unexpected run-time errors – caught and emitted to in a global error event</text:p>
      <text:p text:style-name="P44">- <text:span text:style-name="T81">Reducer</text:span></text:p>
      <text:p text:style-name="P48">= Type Errors For Arguments Required For Module Initialization - throws</text:p>
      <text:p text:style-name="P42"><text:soft-page-break/>= Runtime Errors – <text:span text:style-name="T84">returns the state with the error. Middleware can be used to dispatch the error.</text:span></text:p>
      <text:p text:style-name="P54">= unexpected run-time errors – emitted globally as a custom error event</text:p>
      <text:p text:style-name="P49">Who uses state errors → Subscribers</text:p>
      <text:p text:style-name="P49">Who uses middleware → <text:span text:style-name="T87">error dispatcher</text:span></text:p>
      <text:p text:style-name="P44">- <text:span text:style-name="T81">Side Effects</text:span></text:p>
      <text:p text:style-name="P42">= Type Errors</text:p>
      <text:p text:style-name="P42">= Runtime Errors</text:p>
      <text:p text:style-name="P44">- <text:span text:style-name="T81">Selectors</text:span></text:p>
      <text:p text:style-name="P42">= Type Errors</text:p>
      <text:p text:style-name="P42">= Runtime Errors</text:p>
      <text:p text:style-name="P13"/>
      <text:p text:style-name="P58">Crucial User Facing Interface</text:p>
      <text:p text:style-name="P4"/>
      <text:p text:style-name="P4"><text:bookmark-start text:name="__DdeLink__1133_2728722634"/><text:span text:style-name="T2">- </text:span><text:span text:style-name="T9">for</text:span><text:span text:style-name="T10"> calling auto-generated </text:span><text:span text:style-name="T52">crud</text:span><text:span text:style-name="T21"> </text:span><text:span text:style-name="T10">model actions <text:s/>- without their respective </text:span><text:span text:style-name="T11">consecutive </text:span><text:span text:style-name="T10">state actions.</text:span></text:p>
      <text:p text:style-name="P28"/>
      <text:p text:style-name="P4"><text:span text:style-name="T10">- </text:span><text:span text:style-name="T12">for getting bits of the state – selectors</text:span></text:p>
      <text:p text:style-name="P39"/>
      <text:p text:style-name="P6"><text:span text:style-name="T12">- </text:span><text:span text:style-name="T2">for working with auto-generated actions</text:span><text:bookmark-end text:name="__DdeLink__1133_2728722634"/></text:p>
      <text:p text:style-name="P85"/>
      <text:p text:style-name="P31"/>
      <text:p text:style-name="P7"><text:span text:style-name="T14">- </text:span><text:span text:style-name="T15">for implementing their own reducer </text:span><text:span text:style-name="T16">(Should provide an option inherit the default reducer and extend it – </text:span><text:span text:style-name="T17">seems simpler than extending the existing reducer, without completely overriding it – a new implementation is better than a mixture of an old one and a new one. </text:span><text:span text:style-name="T18">Or a code generator? Could be both.</text:span><text:span text:style-name="T16">)</text:span></text:p>
      <text:p text:style-name="P40"/>
      <text:p text:style-name="P5"><text:span text:style-name="T2">- </text:span><text:span text:style-name="T5">for implementing their own side effects layer</text:span><text:span text:style-name="T6">(what will be the default side e</text:span><text:span text:style-name="T8">ff</text:span><text:span text:style-name="T6">ects layer – the simplest one – </text:span><text:span text:style-name="T7">redux-thunk</text:span><text:span text:style-name="T6">)</text:span></text:p>
      <text:p text:style-name="P29">= redux-observables</text:p>
      <text:p text:style-name="P41">= redux-sagas</text:p>
      <text:p text:style-name="P31"/>
      <text:p text:style-name="P7"><text:span text:style-name="T14">- </text:span><text:span text:style-name="T20">for implementing their own selectors service (inherited first, code-generated second – in their core they should be the same logic, only the port should be a different adapter!)</text:span></text:p>
      <text:p text:style-name="P86"/>
      <text:p text:style-name="P33"/>
      <text:p text:style-name="P8"><text:span text:style-name="T2">- </text:span><text:span text:style-name="T13">for </text:span><text:span text:style-name="T14">creating their own standard-compliant actions and action creators</text:span></text:p>
      <text:p text:style-name="P32"/>
      <text:p text:style-name="P8"><text:span text:style-name="T14">- </text:span><text:span text:style-name="T20">for creating standard-compliant selectors</text:span></text:p>
      <text:p text:style-name="P30"/>
      <text:p text:style-name="P9"><text:span text:style-name="T2">- </text:span><text:span text:style-name="T19">a specification for implementing their own rest api connector</text:span></text:p>
      <text:p text:style-name="P84"/>
      <text:p text:style-name="P84"/>
      <text:p text:style-name="P84"/>
      <text:p text:style-name="P81"/>
      <text:p text:style-name="P82">Overall Architecture</text:p>
      <text:p text:style-name="P82"><text:soft-page-break/></text:p>
      <text:p text:style-name="P72">1. Default implementations for</text:p>
      <text:p text:style-name="P72"><text:span text:style-name="T75">a.</text:span> Action Types</text:p>
      <text:p text:style-name="P72"><text:span text:style-name="T75">b.</text:span> Action Creators – <text:span text:style-name="T76">expose a method that gives crud-state action creators (thunks)</text:span></text:p>
      <text:p text:style-name="P72"><text:span text:style-name="T75">c.</text:span> Reducer</text:p>
      <text:p text:style-name="P72"><text:span text:style-name="T75">d.</text:span> Side Effects (redux-thunk)</text:p>
      <text:p text:style-name="P59"><text:span text:style-name="T70">e.</text:span><text:span text:style-name="T63"> Selectors</text:span></text:p>
      <text:p text:style-name="P72"/>
      <text:p text:style-name="P63"><text:span text:style-name="T63">- Default implementations expose </text:span><text:span text:style-name="T65">an extend method.</text:span></text:p>
      <text:p text:style-name="P72"/>
      <text:p text:style-name="P61"><text:span text:style-name="T63">2. </text:span><text:span text:style-name="T69">Custom Defaults/</text:span><text:span text:style-name="T63">Custom</text:span><text:span text:style-name="T69"> </text:span><text:span text:style-name="T63">Layer Implementations </text:span><text:span text:style-name="T68">(that will be used as the new default when a new model is being created)</text:span></text:p>
      <text:p text:style-name="P61"><text:span text:style-name="T63">- they can extend default system layers (such as the side effects layer), </text:span><text:span text:style-name="T66">or be completely independent of </text:span><text:span text:style-name="T67">the defaults.</text:span></text:p>
      <text:p text:style-name="P61"><text:span text:style-name="T67">- </text:span><text:span text:style-name="T69">they must expose an extend method, too.</text:span></text:p>
      <text:p text:style-name="P72"/>
      <text:p text:style-name="P61"><text:span text:style-name="T64">3</text:span><text:span text:style-name="T63">. Layers Configuration – here you provide the custom </text:span><text:span text:style-name="T69">layer implementation that will serve as the </text:span><text:span text:style-name="T71">system </text:span><text:span text:style-name="T69">default for all models on their instantiation.</text:span></text:p>
      <text:p text:style-name="P73"/>
      <text:p text:style-name="P64"><text:span text:style-name="T69">4. </text:span><text:span text:style-name="T63">Model Configuration – passing configuration to the new model on its creation. Extending custom, or system built defaults for any of the layers happens here.</text:span></text:p>
      <text:p text:style-name="P82"/>
      <text:p text:style-name="P82"/>
      <text:p text:style-name="P78">5. <text:span text:style-name="T78">Tests </text:span></text:p>
      <text:p text:style-name="P79">- <text:span text:style-name="T78">for default and custom layer implementations (signatures, results, conventions) – the same test suit. If the user replaces a layer, they need to still adhere to the </text:span><text:span text:style-name="T40">standards, </text:span><text:span text:style-name="T79">to take advantage of this system in the first place. Otherwise, they would have to extend all the modules.</text:span></text:p>
      <text:p text:style-name="P78"/>
      <text:p text:style-name="P83"/>
      <text:p text:style-name="P76"><text:span text:style-name="T77">6 </text:span>Model Proto</text:p>
      <text:p text:style-name="P71"><text:span text:style-name="T62">a</text:span>. Action Types</text:p>
      <text:p text:style-name="P71"><text:span text:style-name="T62">b</text:span>. <text:span text:style-name="T61">CRUD </text:span>Action Creators</text:p>
      <text:p text:style-name="P71"><text:span text:style-name="T62">c</text:span>. Selectors</text:p>
      <text:p text:style-name="P71"/>
      <text:p text:style-name="P66"/>
      <text:p text:style-name="P66"><text:soft-page-break/></text:p>
      <text:p text:style-name="P66"/>
      <text:p text:style-name="P74">Runtime Sequence</text:p>
      <text:p text:style-name="P74"/>
      <text:p text:style-name="P67"><text:span text:style-name="T59">1. </text:span>Gather all dependencies <text:span text:style-name="T58">(all are represented by interfaces inside the code logic)</text:span></text:p>
      <text:p text:style-name="P67">- <text:span text:style-name="T57">Action Types Layer</text:span></text:p>
      <text:p text:style-name="P67">- <text:span text:style-name="T57">Action Creators Layer</text:span></text:p>
      <text:p text:style-name="P67">- Side Effects Layer</text:p>
      <text:p text:style-name="P68">- <text:span text:style-name="T57">Reducer Layer</text:span></text:p>
      <text:p text:style-name="P68">- <text:span text:style-name="T57">Selectors Layer</text:span></text:p>
      <text:p text:style-name="P68"/>
      <text:p text:style-name="P68"/>
      <text:p text:style-name="P69">2. Initialize</text:p>
      <text:p text:style-name="P69">- Action Types</text:p>
      <text:p text:style-name="P69">- <text:span text:style-name="T60">(thread 1) </text:span>Action Creators → Side Effects | <text:span text:style-name="T60">(thread 2) </text:span>Reducer, Selectors</text:p>
      <text:p text:style-name="P69"/>
      <text:p text:style-name="P70">3. Give back the generated module</text:p>
      <text:p text:style-name="P70"/>
      <text:p text:style-name="P75">Development Stage 1</text:p>
      <text:p text:style-name="P75"/>
      <text:p text:style-name="P60"><text:span text:style-name="T63">1. Default implementations for </text:span><text:span text:style-name="T73">the layers</text:span></text:p>
      <text:p text:style-name="P62"><text:span text:style-name="T64">3</text:span><text:span text:style-name="T63">. Layers Configuration – </text:span><text:span text:style-name="T72">just keep it in mind</text:span></text:p>
      <text:p text:style-name="P65"><text:span text:style-name="T69">4. </text:span><text:span text:style-name="T63">Model Configuration </text:span></text:p>
      <text:p text:style-name="P80">5. <text:span text:style-name="T78">Tests – make tests reusable for custom layer implementations</text:span></text:p>
      <text:p text:style-name="P80"><text:bookmark-end text:name="__DdeLink__1151_2728722634"/><text:bookmark-end text:name="__DdeLink__1158_2728722634"/><text:bookmark-end text:name="__DdeLink__1353_2412413191"/><text:bookmark-end text:name="__DdeLink__1489_292593159"/><text:bookmark-end text:name="__DdeLink__1065_750031051"/><text:bookmark-end text:name="__DdeLink__1070_750031051"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90">Tests Structure</text:p>
      <text:p text:style-name="P90"/>
      <text:p text:style-name="P91">Module Exports</text:p>
      <text:p text:style-name="P95"><text:tab/><text:span text:style-name="T96">[EXPORTS]</text:span><text:span text:style-name="T95"> </text:span><text:span text:style-name="T38">default export</text:span></text:p>
      <text:p text:style-name="P93"><text:span text:style-name="T63"><text:tab/><text:tab/></text:span><text:span text:style-name="T74">check for naming (module.default.someName/</text:span><text:span text:style-name="T92"> </text:span><text:span text:style-name="T74">module.default.SomeName, etc.)</text:span></text:p>
      <text:p text:style-name="P95"><text:tab/><text:span text:style-name="T96">[EXPORTS]</text:span><text:span text:style-name="T95"> </text:span><text:span text:style-name="T38">named export</text:span></text:p>
      <text:p text:style-name="P95"><text:tab/><text:tab/><text:span text:style-name="T92">check for naming (module.someName, module.SomeName, etc.)</text:span></text:p>
      <text:p text:style-name="P94"/>
      <text:p text:style-name="P93"/>
      <text:p text:style-name="P92">Signature <text:span text:style-name="T93">Of Exports</text:span></text:p>
      <text:p text:style-name="P92"/>
      <text:p text:style-name="P96"><text:tab/><text:span text:style-name="T97">[MODULE INITIALIZATION SIGNATURE]</text:span><text:span text:style-name="T94"> </text:span>module initialization signature:</text:p>
      <text:p text:style-name="P97"><text:tab/><text:span text:style-name="T98">[RUNTIME SIGNATURE]</text:span><text:span text:style-name="T94"> </text:span><text:span text:style-name="T23">run-time signature:</text:span></text:p>
      <text:p text:style-name="P97"><text:span text:style-name="T23"><text:tab/></text:span></text:p>
      <text:p text:style-name="P97"><text:span text:style-name="T23"><text:tab/>- </text:span><text:span text:style-name="T24">both share:</text:span></text:p>
      <text:p text:style-name="P92"/>
      <text:p text:style-name="P98"><text:tab/><text:span text:style-name="T99">[EXPECTS] </text:span>arguments<text:tab/></text:p>
      <text:p text:style-name="P99"><text:tab/><text:tab/><text:span text:style-name="T104"> </text:span>correct values</text:p>
      <text:p text:style-name="P99"><text:tab/><text:tab/><text:span text:style-name="T101">[ACCEPTS] </text:span><text:span text:style-name="T107">values</text:span></text:p>
      <text:p text:style-name="P99"><text:tab/><text:tab/><text:span text:style-name="T99">[THROWS]</text:span><text:span text:style-name="T104"> </text:span><text:span text:style-name="T105">/ </text:span><text:span text:style-name="T100">[REJECTS]</text:span><text:span text:style-name="T106"> </text:span>errors</text:p>
      <text:p text:style-name="P99"><text:tab/><text:tab/><text:span text:style-name="T99">[HANDLES] </text:span>error handling</text:p>
      <text:p text:style-name="P99"><text:tab/><text:span text:style-name="T101">[RETURNS]</text:span><text:span text:style-name="T107"> </text:span>return values</text:p>
      <text:p text:style-name="P99"><text:tab/><text:tab/><text:span text:style-name="T103">[CORRECT TYPE]</text:span><text:span text:style-name="T108"> </text:span>correct values <text:span text:style-name="T108">(objects, classes, <text:tab/><text:tab/><text:tab/><text:tab/><text:tab/><text:tab/><text:tab/><text:tab/><text:tab/><text:tab/><text:tab/>functions, primitives);</text:span></text:p>
      <text:p text:style-name="P99"><text:tab/><text:tab/><text:span text:style-name="T102">[CORRECT VALUE]</text:span></text:p>
      <text:p text:style-name="P99"><text:tab/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0"><text:soft-page-break/>Dependency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3:01:51.277587786</meta:creation-date>
    <dc:date>2018-10-01T18:36:06.860732089</dc:date>
    <meta:editing-duration>P2DT19H30M56S</meta:editing-duration>
    <meta:editing-cycles>279</meta:editing-cycles>
    <meta:generator>LibreOffice/6.0.3.2$Linux_X86_64 LibreOffice_project/00m0$Build-2</meta:generator>
    <meta:document-statistic meta:table-count="0" meta:image-count="0" meta:object-count="0" meta:page-count="7" meta:paragraph-count="137" meta:word-count="1042" meta:character-count="6789" meta:non-whitespace-character-count="5782"/>
  </office:meta>
</office:document-meta>
</file>